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33ed" officeooo:paragraph-rsid="001f33ed"/>
    </style:style>
    <style:style style:name="P2" style:family="paragraph" style:parent-style-name="Table_20_Contents">
      <style:text-properties officeooo:rsid="001fa8eb" officeooo:paragraph-rsid="001fa8eb"/>
    </style:style>
    <style:style style:name="P3" style:family="paragraph" style:parent-style-name="Table_20_Contents" style:list-style-name="L1">
      <style:text-properties officeooo:rsid="001f33ed" officeooo:paragraph-rsid="001f33ed"/>
    </style:style>
    <style:style style:name="P4" style:family="paragraph" style:parent-style-name="Table_20_Contents" style:list-style-name="L2">
      <style:text-properties officeooo:rsid="001fa8eb" officeooo:paragraph-rsid="001fa8eb"/>
    </style:style>
    <style:style style:name="P5" style:family="paragraph" style:parent-style-name="Table_20_Contents" style:list-style-name="L2">
      <style:text-properties officeooo:rsid="002148cb" officeooo:paragraph-rsid="002148cb"/>
    </style:style>
    <style:style style:name="P6" style:family="paragraph" style:parent-style-name="Table_20_Contents" style:list-style-name="L2">
      <style:text-properties officeooo:rsid="0021b5bc" officeooo:paragraph-rsid="0021b5bc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851419096144">
          <table:table-cell table:style-name="Table1.A1" office:value-type="string">
            <text:p text:style-name="P1">5<text:span text:style-name="T1">th</text:span> December</text:p>
            <text:list xml:id="list2246409772" text:style-name="L1">
              <text:list-item>
                <text:p text:style-name="P3">setting iptables: set iptables in cacti-fdr-01, cacti-srv-01 to allow VM of 172.23.255.0 network</text:p>
                <text:p text:style-name="P3">- iptables -I INPUT 4 –src 202.79.36.170/32 -p tcp</text:p>
              </text:list-item>
              <text:list-item>
                <text:p text:style-name="P3">grep -H pattern file - &gt; result file name before the matched pattern</text:p>
              </text:list-item>
              <text:list-item>
                <text:p text:style-name="P3"/>
              </text:list-item>
            </text:list>
          </table:table-cell>
        </table:table-row>
        <table:table-row table:style-name="TableLine94851419439008">
          <table:table-cell table:style-name="Table1.A2" office:value-type="string">
            <text:p text:style-name="P2">6<text:span text:style-name="T1">th</text:span> December</text:p>
            <text:list xml:id="list4204001393" text:style-name="L2">
              <text:list-item>
                <text:p text:style-name="P4">proxy=<text:a xlink:type="simple" xlink:href="http://bck.wlink.com.np:5178/" text:style-name="Internet_20_link" text:visited-style-name="Visited_20_Internet_20_Link">http://bck.wlink.com.np:5178</text:a> : @ / etc / yum.conf </text:p>
                <text:p text:style-name="P4">- proxy for installing packages from repo of yum.</text:p>
              </text:list-item>
              <text:list-item>
                <text:p text:style-name="P5">Df</text:p>
              </text:list-item>
              <text:list-item>
                <text:p text:style-name="P6">egrep is really powerful:</text:p>
                <text:p text:style-name="P6">- ? question the character or characters before it, it makes the pattern with both with and without the content: eg: echo “car cars” | egrep “cars?” result both match;</text:p>
              </text:list-item>
              <text:list-item>
                <text:p text:style-name="P6"/>
              </text:list-item>
            </text:list>
          </table:table-cell>
        </table:table-row>
        <table:table-row table:style-name="TableLine94851419507968">
          <table:table-cell table:style-name="Table1.A2" office:value-type="string">
            <text:p text:style-name="Table_20_Contents"/>
          </table:table-cell>
        </table:table-row>
        <table:table-row table:style-name="TableLine94851419508544">
          <table:table-cell table:style-name="Table1.A2" office:value-type="string">
            <text:p text:style-name="Table_20_Contents"/>
          </table:table-cell>
        </table:table-row>
        <table:table-row table:style-name="TableLine94851419509200">
          <table:table-cell table:style-name="Table1.A2" office:value-type="string">
            <text:p text:style-name="Table_20_Contents"/>
          </table:table-cell>
        </table:table-row>
        <table:table-row table:style-name="TableLine94851419510048">
          <table:table-cell table:style-name="Table1.A2" office:value-type="string">
            <text:p text:style-name="Table_20_Contents"/>
          </table:table-cell>
        </table:table-row>
        <table:table-row table:style-name="TableLine94851419510688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22:34:00.067383091</meta:creation-date>
    <meta:generator>LibreOffice/6.4.7.2$Linux_X86_64 LibreOffice_project/40$Build-2</meta:generator>
    <dc:date>2021-12-06T20:36:18.488474131</dc:date>
    <meta:editing-duration>PT5M49S</meta:editing-duration>
    <meta:editing-cycles>4</meta:editing-cycles>
    <meta:document-statistic meta:table-count="1" meta:image-count="0" meta:object-count="0" meta:page-count="1" meta:paragraph-count="12" meta:word-count="97" meta:character-count="551" meta:non-whitespace-character-count="470"/>
  </office:meta>
</office:document-meta>
</file>